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Paragraphedeliste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Paragraphedeliste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11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P17" style:parent-style-name="Paragraphedeliste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18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</office:automatic-styles>
  <office:body>
    <office:text text:use-soft-page-breaks="true">
      <text:p text:style-name="P1">TP Noté : BI</text:p>
      <text:p text:style-name="P2"/>
      <text:list text:style-name="LFO1" text:continue-numbering="true">
        <text:list-item>
          <text:p text:style-name="P3">Worst Customer :</text:p>
        </text:list-item>
      </text:list>
      <text:list text:style-name="LFO2" text:continue-numbering="true">
        <text:list-item>
          <text:p text:style-name="P4"><text:s/>Query :</text:p>
        </text:list-item>
      </text:list>
      <text:p text:style-name="P5">select customerName,sum(amount) as "total amount" from customers natural join payments group by customerName order by sum(amount) asc limit 1;</text:p>
      <text:p text:style-name="P6"/>
      <text:list text:style-name="LFO2" text:continue-numbering="true">
        <text:list-item>
          <text:p text:style-name="P7">Comment :</text:p>
        </text:list-item>
      </text:list>
      <text:p text:style-name="P8">Here, to find the worst customer, an option is to determine the customer who spent less money than the others.</text:p>
      <text:p text:style-name="P9"/>
      <text:list text:style-name="LFO1" text:continue-numbering="true">
        <text:list-item>
          <text:p text:style-name="P10">Realise payments by productline :</text:p>
        </text:list-item>
      </text:list>
      <text:list text:style-name="LFO2" text:continue-numbering="true">
        <text:list-item>
          <text:p text:style-name="P11">Query :</text:p>
        </text:list-item>
      </text:list>
      <text:p text:style-name="P12">select productLine,sum(buyPrice) as "total realise" from productlines natural join products group by productLine;</text:p>
      <text:p text:style-name="P13"/>
      <text:list text:style-name="LFO2" text:continue-numbering="true">
        <text:list-item>
          <text:p text:style-name="P14">Comment :</text:p>
        </text:list-item>
      </text:list>
      <text:p text:style-name="P15">Here, to find the realise payments by productLine, we calculate the sum of all cars sold group by productLines.</text:p>
      <text:p text:style-name="P16"/>
      <text:list text:style-name="LFO1" text:continue-numbering="true">
        <text:list-item>
          <text:p text:style-name="P17">Percentage or orders non-shipped :</text:p>
        </text:list-item>
      </text:list>
      <text:list text:style-name="LFO2" text:continue-numbering="true">
        <text:list-item>
          <text:p text:style-name="P18">Requête :</text:p>
        </text:list-item>
      </text:list>
      <text:p text:style-name="P19">select count(status)/(select count(status) from orders where status="shipped")*100 from orders where status!="shipped";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CHIBA Emine</meta:initial-creator>
    <dc:creator>BOUCHIBA Emine</dc:creator>
    <meta:creation-date>2023-03-14T16:18:00Z</meta:creation-date>
    <dc:date>2023-03-14T16:53:00Z</dc:date>
    <meta:template xlink:href="Normal" xlink:type="simple"/>
    <meta:editing-cycles>4</meta:editing-cycles>
    <meta:editing-duration>PT2100S</meta:editing-duration>
    <meta:document-statistic meta:page-count="2" meta:paragraph-count="1" meta:word-count="116" meta:character-count="753" meta:row-count="5" meta:non-whitespace-character-count="638"/>
  </office:meta>
</office:document-meta>
</file>